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3" style:family="table-cell" style:parent-style-name="Pivot_20_Table_20_Field" style:data-style-name="N100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7" style:family="table-cell" style:parent-style-name="Pivot_20_Table_20_Field" style:data-style-name="N100">
      <style:table-cell-properties fo:border-bottom="0.99pt solid #000000" fo:border-left="0.99pt solid #000000" fo:border-right="0.99pt solid #000000" fo:border-top="2.01pt solid #000000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40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41" style:family="table-cell" style:parent-style-name="Pivot_20_Table_20_Value" style:data-style-name="N2">
      <style:table-cell-properties fo:border-bottom="2.01pt solid #000000" fo:border-left="0.99pt solid #000000" fo:border-right="none" fo:border-top="none"/>
    </style:style>
    <style:style style:name="ce4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45" style:family="table-cell" style:parent-style-name="Pivot_20_Table_20_Value" style:data-style-name="N2"/>
    <style:style style:name="ce46" style:family="table-cell" style:parent-style-name="Pivot_20_Table_20_Value" style:data-style-name="N2">
      <style:table-cell-properties fo:border-bottom="2.01pt solid #000000" fo:border-left="none" fo:border-right="none" fo:border-top="none"/>
    </style:style>
    <style:style style:name="ce4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9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50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51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85" calcext:value-type="float">
            <text:p>251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07" calcext:value-type="float">
            <text:p>254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38" calcext:value-type="float">
            <text:p>253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63" calcext:value-type="float">
            <text:p>253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84" calcext:value-type="float">
            <text:p>254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71" calcext:value-type="float">
            <text:p>259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63" calcext:value-type="float">
            <text:p>253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67" calcext:value-type="float">
            <text:p>253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32" calcext:value-type="float">
            <text:p>261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89" calcext:value-type="float">
            <text:p>260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13" calcext:value-type="float">
            <text:p>261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15" calcext:value-type="float">
            <text:p>263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:.J35])" office:value-type="float" office:value="256.7725" calcext:value-type="float">
            <text:p>256,7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89" calcext:value-type="float">
            <text:p>260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41" calcext:value-type="float">
            <text:p>262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45" calcext:value-type="float">
            <text:p>262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17" calcext:value-type="float">
            <text:p>265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69" calcext:value-type="float">
            <text:p>254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41" calcext:value-type="float">
            <text:p>256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97" calcext:value-type="float">
            <text:p>264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68" calcext:value-type="float">
            <text:p>254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01" calcext:value-type="float">
            <text:p>259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84" calcext:value-type="float">
            <text:p>264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33" calcext:value-type="float">
            <text:p>255,3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82" calcext:value-type="float">
            <text:p>255,8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8:.J71])" office:value-type="float" office:value="259.7225" calcext:value-type="float">
            <text:p>259,7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98" calcext:value-type="float">
            <text:p>260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61" calcext:value-type="float">
            <text:p>266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41" calcext:value-type="float">
            <text:p>255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9" calcext:value-type="float">
            <text:p>263,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38" calcext:value-type="float">
            <text:p>254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37" calcext:value-type="float">
            <text:p>267,3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25" calcext:value-type="float">
            <text:p>260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76" calcext:value-type="float">
            <text:p>264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97" calcext:value-type="float">
            <text:p>267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72" calcext:value-type="float">
            <text:p>267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67" calcext:value-type="float">
            <text:p>259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27" calcext:value-type="float">
            <text:p>268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4:.J107])" office:value-type="float" office:value="263.1075" calcext:value-type="float">
            <text:p>263,1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98" calcext:value-type="float">
            <text:p>263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51" calcext:value-type="float">
            <text:p>268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09" calcext:value-type="float">
            <text:p>266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73" calcext:value-type="float">
            <text:p>262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49" calcext:value-type="float">
            <text:p>265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57" calcext:value-type="float">
            <text:p>266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.22" calcext:value-type="float">
            <text:p>282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52" calcext:value-type="float">
            <text:p>269,5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15" calcext:value-type="float">
            <text:p>269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66" calcext:value-type="float">
            <text:p>270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7" calcext:value-type="float">
            <text:p>267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97" calcext:value-type="float">
            <text:p>266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0:.J143])" office:value-type="float" office:value="268.299166666667" calcext:value-type="float">
            <text:p>268,3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32" calcext:value-type="float">
            <text:p>236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77" calcext:value-type="float">
            <text:p>235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53" calcext:value-type="float">
            <text:p>235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72" calcext:value-type="float">
            <text:p>236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57" calcext:value-type="float">
            <text:p>232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55" calcext:value-type="float">
            <text:p>234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91" calcext:value-type="float">
            <text:p>235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08" calcext:value-type="float">
            <text:p>237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97" calcext:value-type="float">
            <text:p>233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89" calcext:value-type="float">
            <text:p>232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39" calcext:value-type="float">
            <text:p>235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25" calcext:value-type="float">
            <text:p>235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46:.J179])" office:value-type="float" office:value="235.1625" calcext:value-type="float">
            <text:p>235,1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05" calcext:value-type="float">
            <text:p>234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59" calcext:value-type="float">
            <text:p>236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68" calcext:value-type="float">
            <text:p>236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54" calcext:value-type="float">
            <text:p>233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56" calcext:value-type="float">
            <text:p>236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64" calcext:value-type="float">
            <text:p>237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66" calcext:value-type="float">
            <text:p>235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47" calcext:value-type="float">
            <text:p>234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53" calcext:value-type="float">
            <text:p>234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8" calcext:value-type="float">
            <text:p>237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54" calcext:value-type="float">
            <text:p>237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89" calcext:value-type="float">
            <text:p>234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82:.J215])" office:value-type="float" office:value="235.829166666667" calcext:value-type="float">
            <text:p>235,8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47" calcext:value-type="float">
            <text:p>237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52" calcext:value-type="float">
            <text:p>236,5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55" calcext:value-type="float">
            <text:p>237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97" calcext:value-type="float">
            <text:p>236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77" calcext:value-type="float">
            <text:p>234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39" calcext:value-type="float">
            <text:p>238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25" calcext:value-type="float">
            <text:p>240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81" calcext:value-type="float">
            <text:p>237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9" calcext:value-type="float">
            <text:p>236,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74" calcext:value-type="float">
            <text:p>235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95" calcext:value-type="float">
            <text:p>236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5" calcext:value-type="float">
            <text:p>236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18:.J251])" office:value-type="float" office:value="237.151666666667" calcext:value-type="float">
            <text:p>237,1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88" calcext:value-type="float">
            <text:p>251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17" calcext:value-type="float">
            <text:p>249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68" calcext:value-type="float">
            <text:p>251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05" calcext:value-type="float">
            <text:p>251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53" calcext:value-type="float">
            <text:p>246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95" calcext:value-type="float">
            <text:p>250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13" calcext:value-type="float">
            <text:p>244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54" calcext:value-type="float">
            <text:p>245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52" calcext:value-type="float">
            <text:p>256,5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96" calcext:value-type="float">
            <text:p>244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84" calcext:value-type="float">
            <text:p>250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31" calcext:value-type="float">
            <text:p>244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54:.J287])" office:value-type="float" office:value="248.963333333333" calcext:value-type="float">
            <text:p>248,9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7" calcext:value-type="float">
            <text:p>214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1" calcext:value-type="float">
            <text:p>211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17" calcext:value-type="float">
            <text:p>213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94" calcext:value-type="float">
            <text:p>213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27" calcext:value-type="float">
            <text:p>213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07" calcext:value-type="float">
            <text:p>212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23" calcext:value-type="float">
            <text:p>214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45" calcext:value-type="float">
            <text:p>211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56" calcext:value-type="float">
            <text:p>213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47" calcext:value-type="float">
            <text:p>214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28" calcext:value-type="float">
            <text:p>214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38" calcext:value-type="float">
            <text:p>214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90:.J323])" office:value-type="float" office:value="213.385" calcext:value-type="float">
            <text:p>213,3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06" calcext:value-type="float">
            <text:p>214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91" calcext:value-type="float">
            <text:p>212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48" calcext:value-type="float">
            <text:p>211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15" calcext:value-type="float">
            <text:p>212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79" calcext:value-type="float">
            <text:p>211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43" calcext:value-type="float">
            <text:p>211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35" calcext:value-type="float">
            <text:p>213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31" calcext:value-type="float">
            <text:p>212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07" calcext:value-type="float">
            <text:p>211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5" calcext:value-type="float">
            <text:p>212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42" calcext:value-type="float">
            <text:p>210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22" calcext:value-type="float">
            <text:p>211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26:.J359])" office:value-type="float" office:value="212.0575" calcext:value-type="float">
            <text:p>212,0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16" calcext:value-type="float">
            <text:p>214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97" calcext:value-type="float">
            <text:p>212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73" calcext:value-type="float">
            <text:p>212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79" calcext:value-type="float">
            <text:p>213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68" calcext:value-type="float">
            <text:p>214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68" calcext:value-type="float">
            <text:p>213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96" calcext:value-type="float">
            <text:p>215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07" calcext:value-type="float">
            <text:p>214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32" calcext:value-type="float">
            <text:p>215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46" calcext:value-type="float">
            <text:p>215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75" calcext:value-type="float">
            <text:p>214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89" calcext:value-type="float">
            <text:p>214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62:.J395])" office:value-type="float" office:value="214.371666666667" calcext:value-type="float">
            <text:p>214,3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64" calcext:value-type="float">
            <text:p>217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38" calcext:value-type="float">
            <text:p>220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23" calcext:value-type="float">
            <text:p>218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62" calcext:value-type="float">
            <text:p>216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63" calcext:value-type="float">
            <text:p>216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17" calcext:value-type="float">
            <text:p>218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54" calcext:value-type="float">
            <text:p>217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18" calcext:value-type="float">
            <text:p>217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42" calcext:value-type="float">
            <text:p>216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78" calcext:value-type="float">
            <text:p>221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38" calcext:value-type="float">
            <text:p>217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72" calcext:value-type="float">
            <text:p>216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98:.J431])" office:value-type="float" office:value="217.890833333333" calcext:value-type="float">
            <text:p>217,8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8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8.6" calcext:value-type="float">
            <text:p>188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18" calcext:value-type="float">
            <text:p>192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51" calcext:value-type="float">
            <text:p>191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2" calcext:value-type="float">
            <text:p>190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84" calcext:value-type="float">
            <text:p>193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61" calcext:value-type="float">
            <text:p>191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26" calcext:value-type="float">
            <text:p>189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72" calcext:value-type="float">
            <text:p>191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11" calcext:value-type="float">
            <text:p>194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36" calcext:value-type="float">
            <text:p>193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15" calcext:value-type="float">
            <text:p>194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57" calcext:value-type="float">
            <text:p>193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434:.J467])" office:value-type="float" office:value="192.009166666667" calcext:value-type="float">
            <text:p>192,0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58" calcext:value-type="float">
            <text:p>194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04" calcext:value-type="float">
            <text:p>196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27" calcext:value-type="float">
            <text:p>193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18" calcext:value-type="float">
            <text:p>194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2" calcext:value-type="float">
            <text:p>194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93" calcext:value-type="float">
            <text:p>193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52" calcext:value-type="float">
            <text:p>193,5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55" calcext:value-type="float">
            <text:p>192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71" calcext:value-type="float">
            <text:p>195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86" calcext:value-type="float">
            <text:p>193,8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29" calcext:value-type="float">
            <text:p>192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18" calcext:value-type="float">
            <text:p>190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470:.J503])" office:value-type="float" office:value="193.6925" calcext:value-type="float">
            <text:p>193,6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97" calcext:value-type="float">
            <text:p>190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11" calcext:value-type="float">
            <text:p>191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57" calcext:value-type="float">
            <text:p>191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22" calcext:value-type="float">
            <text:p>191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47" calcext:value-type="float">
            <text:p>191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64" calcext:value-type="float">
            <text:p>191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03" calcext:value-type="float">
            <text:p>190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3" calcext:value-type="float">
            <text:p>192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31" calcext:value-type="float">
            <text:p>191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12" calcext:value-type="float">
            <text:p>192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9" calcext:value-type="float">
            <text:p>193,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16" calcext:value-type="float">
            <text:p>193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06:.J539])" office:value-type="float" office:value="191.733333333333" calcext:value-type="float">
            <text:p>191,7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34" calcext:value-type="float">
            <text:p>195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18" calcext:value-type="float">
            <text:p>197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02" calcext:value-type="float">
            <text:p>197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16" calcext:value-type="float">
            <text:p>197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12" calcext:value-type="float">
            <text:p>197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96" calcext:value-type="float">
            <text:p>196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07" calcext:value-type="float">
            <text:p>197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74" calcext:value-type="float">
            <text:p>196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83" calcext:value-type="float">
            <text:p>196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62" calcext:value-type="float">
            <text:p>196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93" calcext:value-type="float">
            <text:p>195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85" calcext:value-type="float">
            <text:p>196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42:.J575])" office:value-type="float" office:value="196.735" calcext:value-type="float">
            <text:p>196,7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81" calcext:value-type="float">
            <text:p>172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75" calcext:value-type="float">
            <text:p>169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15" calcext:value-type="float">
            <text:p>170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5" calcext:value-type="float">
            <text:p>174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89" calcext:value-type="float">
            <text:p>169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2" calcext:value-type="float">
            <text:p>161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85" calcext:value-type="float">
            <text:p>159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14" calcext:value-type="float">
            <text:p>161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45" calcext:value-type="float">
            <text:p>161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58" calcext:value-type="float">
            <text:p>161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82" calcext:value-type="float">
            <text:p>162,8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26" calcext:value-type="float">
            <text:p>162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78:.J611])" office:value-type="float" office:value="165.616666666667" calcext:value-type="float">
            <text:p>165,6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03" calcext:value-type="float">
            <text:p>162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87" calcext:value-type="float">
            <text:p>162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37" calcext:value-type="float">
            <text:p>163,3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38" calcext:value-type="float">
            <text:p>162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1" calcext:value-type="float">
            <text:p>162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47" calcext:value-type="float">
            <text:p>161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51" calcext:value-type="float">
            <text:p>163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68" calcext:value-type="float">
            <text:p>162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83" calcext:value-type="float">
            <text:p>163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27" calcext:value-type="float">
            <text:p>165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61" calcext:value-type="float">
            <text:p>166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2" calcext:value-type="float">
            <text:p>171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14:.J647])" office:value-type="float" office:value="163.943333333333" calcext:value-type="float">
            <text:p>163,9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83" calcext:value-type="float">
            <text:p>172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28" calcext:value-type="float">
            <text:p>170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92" calcext:value-type="float">
            <text:p>170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89" calcext:value-type="float">
            <text:p>170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87" calcext:value-type="float">
            <text:p>171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99" calcext:value-type="float">
            <text:p>171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27" calcext:value-type="float">
            <text:p>172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85" calcext:value-type="float">
            <text:p>171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55" calcext:value-type="float">
            <text:p>171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73" calcext:value-type="float">
            <text:p>170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58" calcext:value-type="float">
            <text:p>172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23" calcext:value-type="float">
            <text:p>172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50:.J683])" office:value-type="float" office:value="171.665833333333" calcext:value-type="float">
            <text:p>171,6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85" calcext:value-type="float">
            <text:p>172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13" calcext:value-type="float">
            <text:p>172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45" calcext:value-type="float">
            <text:p>172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38" calcext:value-type="float">
            <text:p>166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74" calcext:value-type="float">
            <text:p>164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47" calcext:value-type="float">
            <text:p>163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27" calcext:value-type="float">
            <text:p>165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01" calcext:value-type="float">
            <text:p>167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94" calcext:value-type="float">
            <text:p>164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82" calcext:value-type="float">
            <text:p>163,8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56" calcext:value-type="float">
            <text:p>162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49" calcext:value-type="float">
            <text:p>168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86:.J719])" office:value-type="float" office:value="167.009166666667" calcext:value-type="float">
            <text:p>167,0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" calcext:value-type="float">
            <text:p>139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72" calcext:value-type="float">
            <text:p>139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1" calcext:value-type="float">
            <text:p>139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79" calcext:value-type="float">
            <text:p>138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5" calcext:value-type="float">
            <text:p>139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11" calcext:value-type="float">
            <text:p>139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69" calcext:value-type="float">
            <text:p>138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59" calcext:value-type="float">
            <text:p>138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14" calcext:value-type="float">
            <text:p>139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4" calcext:value-type="float">
            <text:p>138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09" calcext:value-type="float">
            <text:p>145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68" calcext:value-type="float">
            <text:p>149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22:.J755])" office:value-type="float" office:value="140.4925" calcext:value-type="float">
            <text:p>140,4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9" calcext:value-type="float">
            <text:p>149,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55" calcext:value-type="float">
            <text:p>149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02" calcext:value-type="float">
            <text:p>151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04" calcext:value-type="float">
            <text:p>151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88" calcext:value-type="float">
            <text:p>148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2" calcext:value-type="float">
            <text:p>149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" calcext:value-type="float">
            <text:p>150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8" calcext:value-type="float">
            <text:p>149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02" calcext:value-type="float">
            <text:p>150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47" calcext:value-type="float">
            <text:p>149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3" calcext:value-type="float">
            <text:p>150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45" calcext:value-type="float">
            <text:p>149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58:.J791])" office:value-type="float" office:value="149.935833333333" calcext:value-type="float">
            <text:p>149,9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6" calcext:value-type="float">
            <text:p>150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16" calcext:value-type="float">
            <text:p>151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66" calcext:value-type="float">
            <text:p>149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13" calcext:value-type="float">
            <text:p>150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" calcext:value-type="float">
            <text:p>150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18" calcext:value-type="float">
            <text:p>146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7" calcext:value-type="float">
            <text:p>138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7" calcext:value-type="float">
            <text:p>139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1" calcext:value-type="float">
            <text:p>139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25" calcext:value-type="float">
            <text:p>140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1" calcext:value-type="float">
            <text:p>139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6" calcext:value-type="float">
            <text:p>139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94:.J827])" office:value-type="float" office:value="144.6075" calcext:value-type="float">
            <text:p>144,6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6" calcext:value-type="float">
            <text:p>139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" calcext:value-type="float">
            <text:p>139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18" calcext:value-type="float">
            <text:p>141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94" calcext:value-type="float">
            <text:p>139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78" calcext:value-type="float">
            <text:p>139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8" calcext:value-type="float">
            <text:p>139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5" calcext:value-type="float">
            <text:p>139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03" calcext:value-type="float">
            <text:p>140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99" calcext:value-type="float">
            <text:p>139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14" calcext:value-type="float">
            <text:p>139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17" calcext:value-type="float">
            <text:p>140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19" calcext:value-type="float">
            <text:p>139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830:.J863])" office:value-type="float" office:value="139.809166666667" calcext:value-type="float">
            <text:p>139,8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77" calcext:value-type="float">
            <text:p>129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88" calcext:value-type="float">
            <text:p>129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.21" calcext:value-type="float">
            <text:p>136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02" calcext:value-type="float">
            <text:p>140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89" calcext:value-type="float">
            <text:p>140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87" calcext:value-type="float">
            <text:p>140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49" calcext:value-type="float">
            <text:p>141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96" calcext:value-type="float">
            <text:p>140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67" calcext:value-type="float">
            <text:p>140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8" calcext:value-type="float">
            <text:p>140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12" calcext:value-type="float">
            <text:p>141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4" calcext:value-type="float">
            <text:p>141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866:.J899])" office:value-type="float" office:value="138.643333333333" calcext:value-type="float">
            <text:p>138,6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61" calcext:value-type="float">
            <text:p>141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25" calcext:value-type="float">
            <text:p>141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59" calcext:value-type="float">
            <text:p>140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36" calcext:value-type="float">
            <text:p>141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57" calcext:value-type="float">
            <text:p>140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21" calcext:value-type="float">
            <text:p>142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26" calcext:value-type="float">
            <text:p>140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11" calcext:value-type="float">
            <text:p>141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98" calcext:value-type="float">
            <text:p>140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83" calcext:value-type="float">
            <text:p>140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9" calcext:value-type="float">
            <text:p>138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51" calcext:value-type="float">
            <text:p>131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02:.J935])" office:value-type="float" office:value="140.105833333333" calcext:value-type="float">
            <text:p>140,1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42" calcext:value-type="float">
            <text:p>130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5" calcext:value-type="float">
            <text:p>130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14" calcext:value-type="float">
            <text:p>130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17" calcext:value-type="float">
            <text:p>130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47" calcext:value-type="float">
            <text:p>130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25" calcext:value-type="float">
            <text:p>130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84" calcext:value-type="float">
            <text:p>130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06" calcext:value-type="float">
            <text:p>130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7" calcext:value-type="float">
            <text:p>130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56" calcext:value-type="float">
            <text:p>130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5" calcext:value-type="float">
            <text:p>130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48" calcext:value-type="float">
            <text:p>129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38:.J971])" office:value-type="float" office:value="130.350833333333" calcext:value-type="float">
            <text:p>130,3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92" calcext:value-type="float">
            <text:p>130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11" calcext:value-type="float">
            <text:p>131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11" calcext:value-type="float">
            <text:p>130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12" calcext:value-type="float">
            <text:p>130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72" calcext:value-type="float">
            <text:p>130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89" calcext:value-type="float">
            <text:p>130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52" calcext:value-type="float">
            <text:p>130,5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4" calcext:value-type="float">
            <text:p>130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6" calcext:value-type="float">
            <text:p>131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87" calcext:value-type="float">
            <text:p>141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97" calcext:value-type="float">
            <text:p>140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17" calcext:value-type="float">
            <text:p>141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74:.J1007])" office:value-type="float" office:value="133.366666666667" calcext:value-type="float">
            <text:p>133,3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1.73" calcext:value-type="float">
            <text:p>2431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1.17" calcext:value-type="float">
            <text:p>2341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0.32" calcext:value-type="float">
            <text:p>2400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2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2.75" calcext:value-type="float">
            <text:p>2382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6.58" calcext:value-type="float">
            <text:p>2386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7.2" calcext:value-type="float">
            <text:p>2427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1.54" calcext:value-type="float">
            <text:p>2341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3.77" calcext:value-type="float">
            <text:p>2403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6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6.11" calcext:value-type="float">
            <text:p>2396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7.72" calcext:value-type="float">
            <text:p>2367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0.44" calcext:value-type="float">
            <text:p>2430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5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5.15" calcext:value-type="float">
            <text:p>2355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10:.J1043])" office:value-type="float" office:value="2388.70666666667" calcext:value-type="float">
            <text:p>2.388,7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6.36" calcext:value-type="float">
            <text:p>1736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5.5" calcext:value-type="float">
            <text:p>1745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3.21" calcext:value-type="float">
            <text:p>1693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2.55" calcext:value-type="float">
            <text:p>1702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8.43" calcext:value-type="float">
            <text:p>1738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1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1.01" calcext:value-type="float">
            <text:p>1711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2.69" calcext:value-type="float">
            <text:p>1702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1.79" calcext:value-type="float">
            <text:p>1731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3.43" calcext:value-type="float">
            <text:p>1743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7.37" calcext:value-type="float">
            <text:p>1687,3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0.51" calcext:value-type="float">
            <text:p>1720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5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5.15" calcext:value-type="float">
            <text:p>1755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46:.J1079])" office:value-type="float" office:value="1722.33333333333" calcext:value-type="float">
            <text:p>1.722,3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3.41" calcext:value-type="float">
            <text:p>1163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7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7.18" calcext:value-type="float">
            <text:p>1157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5.95" calcext:value-type="float">
            <text:p>1155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1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1.01" calcext:value-type="float">
            <text:p>1191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0.81" calcext:value-type="float">
            <text:p>1190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2.62" calcext:value-type="float">
            <text:p>1172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5.05" calcext:value-type="float">
            <text:p>1155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8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8.52" calcext:value-type="float">
            <text:p>1148,5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6.47" calcext:value-type="float">
            <text:p>1186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3.94" calcext:value-type="float">
            <text:p>1193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2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2.34" calcext:value-type="float">
            <text:p>1182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2.14" calcext:value-type="float">
            <text:p>1152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82:.J1115])" office:value-type="float" office:value="1170.78666666667" calcext:value-type="float">
            <text:p>1.170,7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5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5.93" calcext:value-type="float">
            <text:p>725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9.92" calcext:value-type="float">
            <text:p>729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6.41" calcext:value-type="float">
            <text:p>746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0.14" calcext:value-type="float">
            <text:p>750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1.92" calcext:value-type="float">
            <text:p>751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3.55" calcext:value-type="float">
            <text:p>743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3.56" calcext:value-type="float">
            <text:p>733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5.63" calcext:value-type="float">
            <text:p>735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4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4.08" calcext:value-type="float">
            <text:p>734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1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1.8" calcext:value-type="float">
            <text:p>751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0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0.22" calcext:value-type="float">
            <text:p>750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18:.J1151])" office:value-type="float" office:value="740.096666666667" calcext:value-type="float">
            <text:p>740,1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1.95" calcext:value-type="float">
            <text:p>431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1.15" calcext:value-type="float">
            <text:p>431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0.78" calcext:value-type="float">
            <text:p>430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3.61" calcext:value-type="float">
            <text:p>423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3.6" calcext:value-type="float">
            <text:p>423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2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2.43" calcext:value-type="float">
            <text:p>422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7.37" calcext:value-type="float">
            <text:p>427,3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5.61" calcext:value-type="float">
            <text:p>425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1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1.98" calcext:value-type="float">
            <text:p>421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6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6.61" calcext:value-type="float">
            <text:p>426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9.67" calcext:value-type="float">
            <text:p>429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7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7.87" calcext:value-type="float">
            <text:p>427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54:.J1187])" office:value-type="float" office:value="426.885833333333" calcext:value-type="float">
            <text:p>426,8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16" calcext:value-type="float">
            <text:p>234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31" calcext:value-type="float">
            <text:p>231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38" calcext:value-type="float">
            <text:p>236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61" calcext:value-type="float">
            <text:p>231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68" calcext:value-type="float">
            <text:p>233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54" calcext:value-type="float">
            <text:p>235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55" calcext:value-type="float">
            <text:p>234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01" calcext:value-type="float">
            <text:p>234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36" calcext:value-type="float">
            <text:p>237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61" calcext:value-type="float">
            <text:p>232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75" calcext:value-type="float">
            <text:p>234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90:.J1223])" office:value-type="float" office:value="234.246666666667" calcext:value-type="float">
            <text:p>234,2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68" calcext:value-type="float">
            <text:p>160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56" calcext:value-type="float">
            <text:p>162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25" calcext:value-type="float">
            <text:p>163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68" calcext:value-type="float">
            <text:p>158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87" calcext:value-type="float">
            <text:p>160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83" calcext:value-type="float">
            <text:p>161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38" calcext:value-type="float">
            <text:p>162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02" calcext:value-type="float">
            <text:p>163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56" calcext:value-type="float">
            <text:p>165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25" calcext:value-type="float">
            <text:p>164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24" calcext:value-type="float">
            <text:p>163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41" calcext:value-type="float">
            <text:p>163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226:.J1259])" office:value-type="float" office:value="162.4775" calcext:value-type="float">
            <text:p>162,48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83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13cm" svg:y="0.122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215cm" svg:y="10.013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237cm" svg:y="19.994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8"/>
        <table:table-column table:style-name="co12" table:default-cell-style-name="ce16"/>
        <table:table-column table:style-name="co12" table:default-cell-style-name="ce24"/>
        <table:table-column table:style-name="co12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33.37" calcext:value-type="float">
            <text:p>133,37</text:p>
          </table:table-cell>
          <table:table-cell table:style-name="ce19" office:value-type="float" office:value="130.35" calcext:value-type="float">
            <text:p>130,35</text:p>
          </table:table-cell>
          <table:table-cell table:style-name="ce19" office:value-type="float" office:value="140.11" calcext:value-type="float">
            <text:p>140,11</text:p>
          </table:table-cell>
          <table:table-cell table:style-name="ce26" office:value-type="float" office:value="138.64" calcext:value-type="float">
            <text:p>138,64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39.81" calcext:value-type="float">
            <text:p>139,81</text:p>
          </table:table-cell>
          <table:table-cell table:style-name="ce20" office:value-type="float" office:value="144.61" calcext:value-type="float">
            <text:p>144,61</text:p>
          </table:table-cell>
          <table:table-cell table:style-name="ce20" office:value-type="float" office:value="149.94" calcext:value-type="float">
            <text:p>149,94</text:p>
          </table:table-cell>
          <table:table-cell table:style-name="ce27" office:value-type="float" office:value="140.49" calcext:value-type="float">
            <text:p>140,49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67.01" calcext:value-type="float">
            <text:p>167,01</text:p>
          </table:table-cell>
          <table:table-cell table:style-name="ce20" office:value-type="float" office:value="171.67" calcext:value-type="float">
            <text:p>171,67</text:p>
          </table:table-cell>
          <table:table-cell table:style-name="ce20" office:value-type="float" office:value="163.94" calcext:value-type="float">
            <text:p>163,94</text:p>
          </table:table-cell>
          <table:table-cell table:style-name="ce27" office:value-type="float" office:value="165.62" calcext:value-type="float">
            <text:p>165,62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196.74" calcext:value-type="float">
            <text:p>196,74</text:p>
          </table:table-cell>
          <table:table-cell table:style-name="ce20" office:value-type="float" office:value="191.73" calcext:value-type="float">
            <text:p>191,73</text:p>
          </table:table-cell>
          <table:table-cell table:style-name="ce20" office:value-type="float" office:value="193.69" calcext:value-type="float">
            <text:p>193,69</text:p>
          </table:table-cell>
          <table:table-cell table:style-name="ce27" office:value-type="float" office:value="192.01" calcext:value-type="float">
            <text:p>192,01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17.89" calcext:value-type="float">
            <text:p>217,89</text:p>
          </table:table-cell>
          <table:table-cell table:style-name="ce20" office:value-type="float" office:value="214.37" calcext:value-type="float">
            <text:p>214,37</text:p>
          </table:table-cell>
          <table:table-cell table:style-name="ce20" office:value-type="float" office:value="212.06" calcext:value-type="float">
            <text:p>212,06</text:p>
          </table:table-cell>
          <table:table-cell table:style-name="ce27" office:value-type="float" office:value="213.39" calcext:value-type="float">
            <text:p>213,39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48.96" calcext:value-type="float">
            <text:p>248,96</text:p>
          </table:table-cell>
          <table:table-cell table:style-name="ce20" office:value-type="float" office:value="237.15" calcext:value-type="float">
            <text:p>237,15</text:p>
          </table:table-cell>
          <table:table-cell table:style-name="ce20" office:value-type="float" office:value="235.83" calcext:value-type="float">
            <text:p>235,83</text:p>
          </table:table-cell>
          <table:table-cell table:style-name="ce27" office:value-type="float" office:value="235.16" calcext:value-type="float">
            <text:p>235,16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68.3" calcext:value-type="float">
            <text:p>268,30</text:p>
          </table:table-cell>
          <table:table-cell table:style-name="ce21" office:value-type="float" office:value="263.11" calcext:value-type="float">
            <text:p>263,11</text:p>
          </table:table-cell>
          <table:table-cell table:style-name="ce21" office:value-type="float" office:value="259.72" calcext:value-type="float">
            <text:p>259,72</text:p>
          </table:table-cell>
          <table:table-cell table:style-name="ce28" office:value-type="float" office:value="256.77" calcext:value-type="float">
            <text:p>256,77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56.77" calcext:value-type="float">
            <text:p>256,7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59.72" calcext:value-type="float">
            <text:p>259,72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63.11" calcext:value-type="float">
            <text:p>263,1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68.3" calcext:value-type="float">
            <text:p>268,3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35.16" calcext:value-type="float">
            <text:p>235,1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35.83" calcext:value-type="float">
            <text:p>235,8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37.15" calcext:value-type="float">
            <text:p>237,1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48.96" calcext:value-type="float">
            <text:p>248,9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13.39" calcext:value-type="float">
            <text:p>213,39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12.06" calcext:value-type="float">
            <text:p>212,0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14.37" calcext:value-type="float">
            <text:p>214,3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17.89" calcext:value-type="float">
            <text:p>217,89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92.01" calcext:value-type="float">
            <text:p>192,01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07481692534553" calcext:value-type="float">
            <text:p>1,07</text:p>
          </table:table-cell>
          <table:table-cell table:style-name="ce19" table:formula="of:=[.F26]/[.E2]" office:value-type="float" office:value="1.09971870604782" calcext:value-type="float">
            <text:p>1,10</text:p>
          </table:table-cell>
          <table:table-cell table:style-name="ce19" table:formula="of:=[.F26]/[.F2]" office:value-type="float" office:value="1.02311279232983" calcext:value-type="float">
            <text:p>1,02</text:p>
          </table:table-cell>
          <table:table-cell table:style-name="ce26" table:formula="of:=[.F26]/[.G2]" office:value-type="float" office:value="1.03396085785728" calcext:value-type="float">
            <text:p>1,0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93.69" calcext:value-type="float">
            <text:p>193,69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56181007557876" calcext:value-type="float">
            <text:p>1,56</text:p>
          </table:table-cell>
          <table:table-cell table:style-name="ce20" table:formula="of:=[.F27]/[.E3]" office:value-type="float" office:value="1.50996934283014" calcext:value-type="float">
            <text:p>1,51</text:p>
          </table:table-cell>
          <table:table-cell table:style-name="ce20" table:formula="of:=[.F27]/[.F3]" office:value-type="float" office:value="1.45629362856254" calcext:value-type="float">
            <text:p>1,46</text:p>
          </table:table-cell>
          <table:table-cell table:style-name="ce27" table:formula="of:=[.F27]/[.G3]" office:value-type="float" office:value="1.55425059909365" calcext:value-type="float">
            <text:p>1,5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91.73" calcext:value-type="float">
            <text:p>191,73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38201305311059" calcext:value-type="float">
            <text:p>2,38</text:p>
          </table:table-cell>
          <table:table-cell table:style-name="ce20" table:formula="of:=[.F28]/[.E4]" office:value-type="float" office:value="2.31735306110561" calcext:value-type="float">
            <text:p>2,32</text:p>
          </table:table-cell>
          <table:table-cell table:style-name="ce20" table:formula="of:=[.F28]/[.F4]" office:value-type="float" office:value="2.42661949493717" calcext:value-type="float">
            <text:p>2,43</text:p>
          </table:table-cell>
          <table:table-cell table:style-name="ce27" table:formula="of:=[.F28]/[.G4]" office:value-type="float" office:value="2.40200458881778" calcext:value-type="float">
            <text:p>2,4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96.74" calcext:value-type="float">
            <text:p>196,74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53948527667649" calcext:value-type="float">
            <text:p>3,54</text:p>
          </table:table-cell>
          <table:table-cell table:style-name="ce20" table:formula="of:=[.F29]/[.E5]" office:value-type="float" office:value="3.63197378257619" calcext:value-type="float">
            <text:p>3,63</text:p>
          </table:table-cell>
          <table:table-cell table:style-name="ce20" table:formula="of:=[.F29]/[.F5]" office:value-type="float" office:value="3.59522088560758" calcext:value-type="float">
            <text:p>3,60</text:p>
          </table:table-cell>
          <table:table-cell table:style-name="ce27" table:formula="of:=[.F29]/[.G5]" office:value-type="float" office:value="3.62667742999496" calcext:value-type="float">
            <text:p>3,6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65.62" calcext:value-type="float">
            <text:p>165,62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08199091284593" calcext:value-type="float">
            <text:p>5,08</text:p>
          </table:table-cell>
          <table:table-cell table:style-name="ce20" table:formula="of:=[.F30]/[.E6]" office:value-type="float" office:value="5.16543826095069" calcext:value-type="float">
            <text:p>5,17</text:p>
          </table:table-cell>
          <table:table-cell table:style-name="ce20" table:formula="of:=[.F30]/[.F6]" office:value-type="float" office:value="5.22170612090918" calcext:value-type="float">
            <text:p>5,22</text:p>
          </table:table-cell>
          <table:table-cell table:style-name="ce27" table:formula="of:=[.F30]/[.G6]" office:value-type="float" office:value="5.18916069169127" calcext:value-type="float">
            <text:p>5,1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63.94" calcext:value-type="float">
            <text:p>163,94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6.52746090402743" calcext:value-type="float">
            <text:p>6,53</text:p>
          </table:table-cell>
          <table:table-cell table:style-name="ce20" table:formula="of:=[.F31]/[.E7]" office:value-type="float" office:value="6.85252653032541" calcext:value-type="float">
            <text:p>6,85</text:p>
          </table:table-cell>
          <table:table-cell table:style-name="ce20" table:formula="of:=[.F31]/[.F7]" office:value-type="float" office:value="6.89088184992015" calcext:value-type="float">
            <text:p>6,89</text:p>
          </table:table-cell>
          <table:table-cell table:style-name="ce27" table:formula="of:=[.F31]/[.G7]" office:value-type="float" office:value="6.91051482678462" calcext:value-type="float">
            <text:p>6,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71.67" calcext:value-type="float">
            <text:p>171,67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8.38581811405143" calcext:value-type="float">
            <text:p>8,39</text:p>
          </table:table-cell>
          <table:table-cell table:style-name="ce21" table:formula="of:=[.F32]/[.E8]" office:value-type="float" office:value="8.55123332446505" calcext:value-type="float">
            <text:p>8,55</text:p>
          </table:table-cell>
          <table:table-cell table:style-name="ce21" table:formula="of:=[.F32]/[.F8]" office:value-type="float" office:value="8.66284845217927" calcext:value-type="float">
            <text:p>8,66</text:p>
          </table:table-cell>
          <table:table-cell table:style-name="ce28" table:formula="of:=[.F32]/[.G8]" office:value-type="float" office:value="8.76237488803209" calcext:value-type="float">
            <text:p>8,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67.01" calcext:value-type="float">
            <text:p>167,0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40.49" calcext:value-type="float">
            <text:p>140,4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49.94" calcext:value-type="float">
            <text:p>149,9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44.61" calcext:value-type="float">
            <text:p>144,6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39.81" calcext:value-type="float">
            <text:p>139,8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38.64" calcext:value-type="float">
            <text:p>138,6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40.11" calcext:value-type="float">
            <text:p>140,1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0.35" calcext:value-type="float">
            <text:p>130,3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33.37" calcext:value-type="float">
            <text:p>133,3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 office:value-type="float" office:value="2388.71" calcext:value-type="float">
            <text:p>2388,71</text:p>
          </table:table-cell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 office:value-type="float" office:value="1722.33" calcext:value-type="float">
            <text:p>1722,33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537408462672764" calcext:value-type="float">
            <text:p>0,54</text:p>
          </table:table-cell>
          <table:table-cell table:style-name="ce19" table:formula="of:=[.I26]/[.I49]" office:value-type="float" office:value="0.274929676511954" calcext:value-type="float">
            <text:p>0,27</text:p>
          </table:table-cell>
          <table:table-cell table:style-name="ce19" table:formula="of:=[.J26]/[.J49]" office:value-type="float" office:value="0.170518798721639" calcext:value-type="float">
            <text:p>0,17</text:p>
          </table:table-cell>
          <table:table-cell table:style-name="ce26" table:formula="of:=[.K26]/[.K49]" office:value-type="float" office:value="0.12924510723216" calcext:value-type="float">
            <text:p>0,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 office:value-type="float" office:value="1170.79" calcext:value-type="float">
            <text:p>1170,79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780905037789382" calcext:value-type="float">
            <text:p>0,78</text:p>
          </table:table-cell>
          <table:table-cell table:style-name="ce20" table:formula="of:=[.I27]/[.I49]" office:value-type="float" office:value="0.377492335707536" calcext:value-type="float">
            <text:p>0,38</text:p>
          </table:table-cell>
          <table:table-cell table:style-name="ce20" table:formula="of:=[.J27]/[.J49]" office:value-type="float" office:value="0.242715604760423" calcext:value-type="float">
            <text:p>0,24</text:p>
          </table:table-cell>
          <table:table-cell table:style-name="ce27" table:formula="of:=[.K27]/[.K49]" office:value-type="float" office:value="0.194281324886706" calcext:value-type="float">
            <text:p>0,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 office:value-type="float" office:value="740.1" calcext:value-type="float">
            <text:p>740,1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1910065265553" calcext:value-type="float">
            <text:p>1,19</text:p>
          </table:table-cell>
          <table:table-cell table:style-name="ce20" table:formula="of:=[.I28]/[.I49]" office:value-type="float" office:value="0.579338265276402" calcext:value-type="float">
            <text:p>0,58</text:p>
          </table:table-cell>
          <table:table-cell table:style-name="ce20" table:formula="of:=[.J28]/[.J49]" office:value-type="float" office:value="0.404436582489529" calcext:value-type="float">
            <text:p>0,40</text:p>
          </table:table-cell>
          <table:table-cell table:style-name="ce27" table:formula="of:=[.K28]/[.K49]" office:value-type="float" office:value="0.300250573602222" calcext:value-type="float">
            <text:p>0,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 office:value-type="float" office:value="426.89" calcext:value-type="float">
            <text:p>426,89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76974263833825" calcext:value-type="float">
            <text:p>1,77</text:p>
          </table:table-cell>
          <table:table-cell table:style-name="ce20" table:formula="of:=[.I29]/[.I49]" office:value-type="float" office:value="0.907993445644048" calcext:value-type="float">
            <text:p>0,91</text:p>
          </table:table-cell>
          <table:table-cell table:style-name="ce20" table:formula="of:=[.J29]/[.J49]" office:value-type="float" office:value="0.599203480934597" calcext:value-type="float">
            <text:p>0,60</text:p>
          </table:table-cell>
          <table:table-cell table:style-name="ce27" table:formula="of:=[.K29]/[.K49]" office:value-type="float" office:value="0.453334678749371" calcext:value-type="float">
            <text:p>0,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 office:value-type="float" office:value="234.25" calcext:value-type="float">
            <text:p>234,25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54099545642297" calcext:value-type="float">
            <text:p>2,54</text:p>
          </table:table-cell>
          <table:table-cell table:style-name="ce20" table:formula="of:=[.I30]/[.I49]" office:value-type="float" office:value="1.29135956523767" calcext:value-type="float">
            <text:p>1,29</text:p>
          </table:table-cell>
          <table:table-cell table:style-name="ce20" table:formula="of:=[.J30]/[.J49]" office:value-type="float" office:value="0.870284353484863" calcext:value-type="float">
            <text:p>0,87</text:p>
          </table:table-cell>
          <table:table-cell table:style-name="ce27" table:formula="of:=[.K30]/[.K49]" office:value-type="float" office:value="0.648645086461409" calcext:value-type="float">
            <text:p>0,65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 office:value-type="float" office:value="162.48" calcext:value-type="float">
            <text:p>162,48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26373045201372" calcext:value-type="float">
            <text:p>3,26</text:p>
          </table:table-cell>
          <table:table-cell table:style-name="ce20" table:formula="of:=[.I31]/[.I49]" office:value-type="float" office:value="1.71313163258135" calcext:value-type="float">
            <text:p>1,71</text:p>
          </table:table-cell>
          <table:table-cell table:style-name="ce20" table:formula="of:=[.J31]/[.J49]" office:value-type="float" office:value="1.14848030832003" calcext:value-type="float">
            <text:p>1,15</text:p>
          </table:table-cell>
          <table:table-cell table:style-name="ce27" table:formula="of:=[.K31]/[.K49]" office:value-type="float" office:value="0.863814353348077" calcext:value-type="float">
            <text:p>0,86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19290905702572" calcext:value-type="float">
            <text:p>4,19</text:p>
          </table:table-cell>
          <table:table-cell table:style-name="ce21" table:formula="of:=[.I32]/[.I49]" office:value-type="float" office:value="2.13780833111626" calcext:value-type="float">
            <text:p>2,14</text:p>
          </table:table-cell>
          <table:table-cell table:style-name="ce21" table:formula="of:=[.J32]/[.J49]" office:value-type="float" office:value="1.44380807536321" calcext:value-type="float">
            <text:p>1,44</text:p>
          </table:table-cell>
          <table:table-cell table:style-name="ce28" table:formula="of:=[.K32]/[.K49]" office:value-type="float" office:value="1.09529686100401" calcext:value-type="float">
            <text:p>1,10</text:p>
          </table:table-cell>
        </table:table-row>
      </table:table>
      <table:table table:name="Tabela dinâmica_Graphics_1" table:style-name="ta1">
        <table:table-column table:style-name="co12" table:default-cell-style-name="ce35"/>
        <table:table-column table:style-name="co12" table:default-cell-style-name="ce40"/>
        <table:table-column table:style-name="co12" table:number-columns-repeated="2" table:default-cell-style-name="ce45"/>
        <table:table-column table:style-name="co12" table:default-cell-style-name="ce50"/>
        <table:table-row table:style-name="ro1">
          <table:table-cell table:style-name="ce32" office:value-type="string" calcext:value-type="string">
            <text:p>Soma - 256.77</text:p>
          </table:table-cell>
          <table:table-cell table:style-name="ce37" office:value-type="string" calcext:value-type="string">
            <text:p>8</text:p>
          </table:table-cell>
          <table:table-cell table:style-name="ce42" table:number-columns-repeated="2"/>
          <table:table-cell table:style-name="ce47"/>
        </table:table-row>
        <table:table-row table:style-name="ro1">
          <table:table-cell table:style-name="ce33" office:value-type="string" calcext:value-type="string">
            <text:p>1440</text:p>
          </table:table-cell>
          <table:table-cell table:style-name="ce38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1">
          <table:table-cell table:style-name="ce34" office:value-type="float" office:value="120" calcext:value-type="float">
            <text:p>120</text:p>
          </table:table-cell>
          <table:table-cell table:style-name="ce39" office:value-type="float" office:value="133.37" calcext:value-type="float">
            <text:p>133,37</text:p>
          </table:table-cell>
          <table:table-cell table:style-name="ce44" office:value-type="float" office:value="130.35" calcext:value-type="float">
            <text:p>130,35</text:p>
          </table:table-cell>
          <table:table-cell table:style-name="ce44" office:value-type="float" office:value="140.11" calcext:value-type="float">
            <text:p>140,11</text:p>
          </table:table-cell>
          <table:table-cell table:style-name="ce49" office:value-type="float" office:value="138.64" calcext:value-type="float">
            <text:p>138,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9.81" calcext:value-type="float">
            <text:p>139,81</text:p>
          </table:table-cell>
          <table:table-cell office:value-type="float" office:value="144.61" calcext:value-type="float">
            <text:p>144,61</text:p>
          </table:table-cell>
          <table:table-cell office:value-type="float" office:value="149.94" calcext:value-type="float">
            <text:p>149,94</text:p>
          </table:table-cell>
          <table:table-cell office:value-type="float" office:value="140.49" calcext:value-type="float">
            <text:p>140,4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7.01" calcext:value-type="float">
            <text:p>167,01</text:p>
          </table:table-cell>
          <table:table-cell office:value-type="float" office:value="171.67" calcext:value-type="float">
            <text:p>171,67</text:p>
          </table:table-cell>
          <table:table-cell office:value-type="float" office:value="163.94" calcext:value-type="float">
            <text:p>163,94</text:p>
          </table:table-cell>
          <table:table-cell office:value-type="float" office:value="165.62" calcext:value-type="float">
            <text:p>165,6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6.74" calcext:value-type="float">
            <text:p>196,74</text:p>
          </table:table-cell>
          <table:table-cell office:value-type="float" office:value="191.73" calcext:value-type="float">
            <text:p>191,73</text:p>
          </table:table-cell>
          <table:table-cell office:value-type="float" office:value="193.69" calcext:value-type="float">
            <text:p>193,69</text:p>
          </table:table-cell>
          <table:table-cell office:value-type="float" office:value="192.01" calcext:value-type="float">
            <text:p>192,0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17.89" calcext:value-type="float">
            <text:p>217,89</text:p>
          </table:table-cell>
          <table:table-cell office:value-type="float" office:value="214.37" calcext:value-type="float">
            <text:p>214,37</text:p>
          </table:table-cell>
          <table:table-cell office:value-type="float" office:value="212.06" calcext:value-type="float">
            <text:p>212,06</text:p>
          </table:table-cell>
          <table:table-cell office:value-type="float" office:value="213.39" calcext:value-type="float">
            <text:p>213,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8.96" calcext:value-type="float">
            <text:p>248,96</text:p>
          </table:table-cell>
          <table:table-cell office:value-type="float" office:value="237.15" calcext:value-type="float">
            <text:p>237,15</text:p>
          </table:table-cell>
          <table:table-cell office:value-type="float" office:value="235.83" calcext:value-type="float">
            <text:p>235,83</text:p>
          </table:table-cell>
          <table:table-cell office:value-type="float" office:value="235.16" calcext:value-type="float">
            <text:p>235,16</text:p>
          </table:table-cell>
        </table:table-row>
        <table:table-row table:style-name="ro1">
          <table:table-cell table:style-name="ce36" office:value-type="float" office:value="1440" calcext:value-type="float">
            <text:p>1440</text:p>
          </table:table-cell>
          <table:table-cell table:style-name="ce41" office:value-type="float" office:value="268.3" calcext:value-type="float">
            <text:p>268,30</text:p>
          </table:table-cell>
          <table:table-cell table:style-name="ce46" office:value-type="float" office:value="263.11" calcext:value-type="float">
            <text:p>263,11</text:p>
          </table:table-cell>
          <table:table-cell table:style-name="ce46" office:value-type="float" office:value="259.72" calcext:value-type="float">
            <text:p>259,72</text:p>
          </table:table-cell>
          <table:table-cell table:style-name="ce51"/>
        </table:table-row>
      </table:table>
      <table:named-expressions/>
      <table:database-ranges>
        <table:database-range table:name="__Anonymous_Sheet_DB__0" table:target-range-address="output_FL.B1:output_FL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  <table:data-pilot-tables>
        <table:data-pilot-table table:name="DataPilot1" table:application-data="" table:target-range-address="'Tabela dinâmica_Graphics_1'.A1:'Tabela dinâmica_Graphics_1'.E9" table:buttons="'Tabela dinâmica_Graphics_1'.A2 'Tabela dinâmica_Graphics_1'.B1" table:grand-total="none" table:show-filter-button="false" table:drill-down-on-double-click="false">
          <table:source-cell-range table:cell-range-address="Graphics.A14:Graphics.C41"/>
          <table:data-pilot-field table:source-field-name="8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440" table:orientation="row" table:used-hierarchy="0" table:function="auto">
            <table:data-pilot-level table:show-empty="false" calcext:repeat-item-labels="false">
              <table:data-pilot-members>
                <table:data-pilot-member table:name="120" table:display="true" table:show-details="true"/>
                <table:data-pilot-member table:name="240" table:display="true" table:show-details="true"/>
                <table:data-pilot-member table:name="480" table:display="true" table:show-details="true"/>
                <table:data-pilot-member table:name="720" table:display="true" table:show-details="true"/>
                <table:data-pilot-member table:name="960" table:display="true" table:show-details="true"/>
                <table:data-pilot-member table:name="1200" table:display="true" table:show-details="true"/>
                <table:data-pilot-member table:name="14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56.77" table:orientation="data" table:used-hierarchy="0" table:function="sum">
            <table:data-pilot-level table:show-empty="false" calcext:repeat-item-labels="false">
              <table:data-pilot-members>
                <table:data-pilot-member table:name="130,35" table:display="true" table:show-details="true"/>
                <table:data-pilot-member table:name="133,37" table:display="true" table:show-details="true"/>
                <table:data-pilot-member table:name="138,64" table:display="true" table:show-details="true"/>
                <table:data-pilot-member table:name="139,81" table:display="true" table:show-details="true"/>
                <table:data-pilot-member table:name="140,11" table:display="true" table:show-details="true"/>
                <table:data-pilot-member table:name="140,49" table:display="true" table:show-details="true"/>
                <table:data-pilot-member table:name="144,61" table:display="true" table:show-details="true"/>
                <table:data-pilot-member table:name="149,94" table:display="true" table:show-details="true"/>
                <table:data-pilot-member table:name="163,94" table:display="true" table:show-details="true"/>
                <table:data-pilot-member table:name="165,62" table:display="true" table:show-details="true"/>
                <table:data-pilot-member table:name="167,01" table:display="true" table:show-details="true"/>
                <table:data-pilot-member table:name="171,67" table:display="true" table:show-details="true"/>
                <table:data-pilot-member table:name="191,73" table:display="true" table:show-details="true"/>
                <table:data-pilot-member table:name="192,01" table:display="true" table:show-details="true"/>
                <table:data-pilot-member table:name="193,69" table:display="true" table:show-details="true"/>
                <table:data-pilot-member table:name="196,74" table:display="true" table:show-details="true"/>
                <table:data-pilot-member table:name="212,06" table:display="true" table:show-details="true"/>
                <table:data-pilot-member table:name="213,39" table:display="true" table:show-details="true"/>
                <table:data-pilot-member table:name="214,37" table:display="true" table:show-details="true"/>
                <table:data-pilot-member table:name="217,89" table:display="true" table:show-details="true"/>
                <table:data-pilot-member table:name="235,16" table:display="true" table:show-details="true"/>
                <table:data-pilot-member table:name="235,83" table:display="true" table:show-details="true"/>
                <table:data-pilot-member table:name="237,15" table:display="true" table:show-details="true"/>
                <table:data-pilot-member table:name="248,96" table:display="true" table:show-details="true"/>
                <table:data-pilot-member table:name="259,72" table:display="true" table:show-details="true"/>
                <table:data-pilot-member table:name="263,11" table:display="true" table:show-details="true"/>
                <table:data-pilot-member table:name="268,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1:47:52.4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1:54:18.020000000</dc:date>
    <meta:editing-duration>PT6M25S</meta:editing-duration>
    <meta:editing-cycles>2</meta:editing-cycles>
    <meta:document-statistic meta:table-count="3" meta:cell-count="5841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4cm" svg:y="0.316cm" chart:style-name="ch2">
          <text:p>Flocking 16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33.37">
                <text:p>133.37</text:p>
                <draw:g>
                  <svg:desc>Graphics.D2:Graphics.D8</svg:desc>
                </draw:g>
              </table:table-cell>
              <table:table-cell office:value-type="float" office:value="130.35">
                <text:p>130.35</text:p>
                <draw:g>
                  <svg:desc>Graphics.E2:Graphics.E8</svg:desc>
                </draw:g>
              </table:table-cell>
              <table:table-cell office:value-type="float" office:value="140.11">
                <text:p>140.11</text:p>
                <draw:g>
                  <svg:desc>Graphics.F2:Graphics.F8</svg:desc>
                </draw:g>
              </table:table-cell>
              <table:table-cell office:value-type="float" office:value="138.64">
                <text:p>138.64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39.81">
                <text:p>139.81</text:p>
              </table:table-cell>
              <table:table-cell office:value-type="float" office:value="144.61">
                <text:p>144.61</text:p>
              </table:table-cell>
              <table:table-cell office:value-type="float" office:value="149.94">
                <text:p>149.94</text:p>
              </table:table-cell>
              <table:table-cell office:value-type="float" office:value="140.49">
                <text:p>140.4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67.01">
                <text:p>167.01</text:p>
              </table:table-cell>
              <table:table-cell office:value-type="float" office:value="171.67">
                <text:p>171.67</text:p>
              </table:table-cell>
              <table:table-cell office:value-type="float" office:value="163.94">
                <text:p>163.94</text:p>
              </table:table-cell>
              <table:table-cell office:value-type="float" office:value="165.62">
                <text:p>165.6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196.74">
                <text:p>196.74</text:p>
              </table:table-cell>
              <table:table-cell office:value-type="float" office:value="191.73">
                <text:p>191.73</text:p>
              </table:table-cell>
              <table:table-cell office:value-type="float" office:value="193.69">
                <text:p>193.69</text:p>
              </table:table-cell>
              <table:table-cell office:value-type="float" office:value="192.01">
                <text:p>192.0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17.89">
                <text:p>217.89</text:p>
              </table:table-cell>
              <table:table-cell office:value-type="float" office:value="214.37">
                <text:p>214.37</text:p>
              </table:table-cell>
              <table:table-cell office:value-type="float" office:value="212.06">
                <text:p>212.06</text:p>
              </table:table-cell>
              <table:table-cell office:value-type="float" office:value="213.39">
                <text:p>213.3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48.96">
                <text:p>248.96</text:p>
              </table:table-cell>
              <table:table-cell office:value-type="float" office:value="237.15">
                <text:p>237.15</text:p>
              </table:table-cell>
              <table:table-cell office:value-type="float" office:value="235.83">
                <text:p>235.83</text:p>
              </table:table-cell>
              <table:table-cell office:value-type="float" office:value="235.16">
                <text:p>235.1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68.3">
                <text:p>268.3</text:p>
              </table:table-cell>
              <table:table-cell office:value-type="float" office:value="263.11">
                <text:p>263.11</text:p>
              </table:table-cell>
              <table:table-cell office:value-type="float" office:value="259.72">
                <text:p>259.72</text:p>
              </table:table-cell>
              <table:table-cell office:value-type="float" office:value="256.77">
                <text:p>256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Flocking 16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953cm" svg:y="1.504cm" svg:width="12.781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07481692534553">
                <text:p>1.07481692534553</text:p>
                <draw:g>
                  <svg:desc>Graphics.H26:Graphics.H32</svg:desc>
                </draw:g>
              </table:table-cell>
              <table:table-cell office:value-type="float" office:value="1.09971870604782">
                <text:p>1.09971870604782</text:p>
                <draw:g>
                  <svg:desc>Graphics.I26:Graphics.I32</svg:desc>
                </draw:g>
              </table:table-cell>
              <table:table-cell office:value-type="float" office:value="1.02311279232983">
                <text:p>1.02311279232983</text:p>
                <draw:g>
                  <svg:desc>Graphics.J26:Graphics.J32</svg:desc>
                </draw:g>
              </table:table-cell>
              <table:table-cell office:value-type="float" office:value="1.03396085785728">
                <text:p>1.03396085785728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56181007557876">
                <text:p>1.56181007557876</text:p>
              </table:table-cell>
              <table:table-cell office:value-type="float" office:value="1.50996934283014">
                <text:p>1.50996934283014</text:p>
              </table:table-cell>
              <table:table-cell office:value-type="float" office:value="1.45629362856254">
                <text:p>1.45629362856254</text:p>
              </table:table-cell>
              <table:table-cell office:value-type="float" office:value="1.55425059909365">
                <text:p>1.5542505990936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38201305311059">
                <text:p>2.38201305311059</text:p>
              </table:table-cell>
              <table:table-cell office:value-type="float" office:value="2.31735306110561">
                <text:p>2.31735306110561</text:p>
              </table:table-cell>
              <table:table-cell office:value-type="float" office:value="2.42661949493717">
                <text:p>2.42661949493717</text:p>
              </table:table-cell>
              <table:table-cell office:value-type="float" office:value="2.40200458881778">
                <text:p>2.4020045888177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53948527667649">
                <text:p>3.53948527667649</text:p>
              </table:table-cell>
              <table:table-cell office:value-type="float" office:value="3.63197378257619">
                <text:p>3.63197378257619</text:p>
              </table:table-cell>
              <table:table-cell office:value-type="float" office:value="3.59522088560758">
                <text:p>3.59522088560758</text:p>
              </table:table-cell>
              <table:table-cell office:value-type="float" office:value="3.62667742999496">
                <text:p>3.6266774299949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08199091284593">
                <text:p>5.08199091284593</text:p>
              </table:table-cell>
              <table:table-cell office:value-type="float" office:value="5.16543826095069">
                <text:p>5.16543826095069</text:p>
              </table:table-cell>
              <table:table-cell office:value-type="float" office:value="5.22170612090918">
                <text:p>5.22170612090918</text:p>
              </table:table-cell>
              <table:table-cell office:value-type="float" office:value="5.18916069169127">
                <text:p>5.1891606916912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52746090402743">
                <text:p>6.52746090402743</text:p>
              </table:table-cell>
              <table:table-cell office:value-type="float" office:value="6.85252653032541">
                <text:p>6.85252653032541</text:p>
              </table:table-cell>
              <table:table-cell office:value-type="float" office:value="6.89088184992015">
                <text:p>6.89088184992015</text:p>
              </table:table-cell>
              <table:table-cell office:value-type="float" office:value="6.91051482678462">
                <text:p>6.9105148267846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38581811405143">
                <text:p>8.38581811405143</text:p>
              </table:table-cell>
              <table:table-cell office:value-type="float" office:value="8.55123332446505">
                <text:p>8.55123332446505</text:p>
              </table:table-cell>
              <table:table-cell office:value-type="float" office:value="8.66284845217927">
                <text:p>8.66284845217927</text:p>
              </table:table-cell>
              <table:table-cell office:value-type="float" office:value="8.76237488803209">
                <text:p>8.76237488803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63cm" svg:y="0.316cm" chart:style-name="ch2">
          <text:p>Flocking 16 Batches Efficiency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2.059cm" svg:y="1.503cm" svg:width="12.675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537408462672764">
                <text:p>0.537408462672764</text:p>
                <draw:g>
                  <svg:desc>Graphics.H50:Graphics.H56</svg:desc>
                </draw:g>
              </table:table-cell>
              <table:table-cell office:value-type="float" office:value="0.274929676511954">
                <text:p>0.274929676511954</text:p>
                <draw:g>
                  <svg:desc>Graphics.I50:Graphics.I56</svg:desc>
                </draw:g>
              </table:table-cell>
              <table:table-cell office:value-type="float" office:value="0.170518798721639">
                <text:p>0.170518798721639</text:p>
                <draw:g>
                  <svg:desc>Graphics.J50:Graphics.J56</svg:desc>
                </draw:g>
              </table:table-cell>
              <table:table-cell office:value-type="float" office:value="0.12924510723216">
                <text:p>0.12924510723216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0905037789382">
                <text:p>0.780905037789382</text:p>
              </table:table-cell>
              <table:table-cell office:value-type="float" office:value="0.377492335707536">
                <text:p>0.377492335707536</text:p>
              </table:table-cell>
              <table:table-cell office:value-type="float" office:value="0.242715604760423">
                <text:p>0.242715604760423</text:p>
              </table:table-cell>
              <table:table-cell office:value-type="float" office:value="0.194281324886706">
                <text:p>0.19428132488670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1910065265553">
                <text:p>1.1910065265553</text:p>
              </table:table-cell>
              <table:table-cell office:value-type="float" office:value="0.579338265276402">
                <text:p>0.579338265276402</text:p>
              </table:table-cell>
              <table:table-cell office:value-type="float" office:value="0.404436582489529">
                <text:p>0.404436582489529</text:p>
              </table:table-cell>
              <table:table-cell office:value-type="float" office:value="0.300250573602222">
                <text:p>0.30025057360222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76974263833825">
                <text:p>1.76974263833825</text:p>
              </table:table-cell>
              <table:table-cell office:value-type="float" office:value="0.907993445644048">
                <text:p>0.907993445644048</text:p>
              </table:table-cell>
              <table:table-cell office:value-type="float" office:value="0.599203480934597">
                <text:p>0.599203480934597</text:p>
              </table:table-cell>
              <table:table-cell office:value-type="float" office:value="0.453334678749371">
                <text:p>0.45333467874937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54099545642297">
                <text:p>2.54099545642297</text:p>
              </table:table-cell>
              <table:table-cell office:value-type="float" office:value="1.29135956523767">
                <text:p>1.29135956523767</text:p>
              </table:table-cell>
              <table:table-cell office:value-type="float" office:value="0.870284353484863">
                <text:p>0.870284353484863</text:p>
              </table:table-cell>
              <table:table-cell office:value-type="float" office:value="0.648645086461409">
                <text:p>0.64864508646140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26373045201372">
                <text:p>3.26373045201372</text:p>
              </table:table-cell>
              <table:table-cell office:value-type="float" office:value="1.71313163258135">
                <text:p>1.71313163258135</text:p>
              </table:table-cell>
              <table:table-cell office:value-type="float" office:value="1.14848030832003">
                <text:p>1.14848030832003</text:p>
              </table:table-cell>
              <table:table-cell office:value-type="float" office:value="0.863814353348077">
                <text:p>0.86381435334807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19290905702572">
                <text:p>4.19290905702572</text:p>
              </table:table-cell>
              <table:table-cell office:value-type="float" office:value="2.13780833111626">
                <text:p>2.13780833111626</text:p>
              </table:table-cell>
              <table:table-cell office:value-type="float" office:value="1.44380807536321">
                <text:p>1.44380807536321</text:p>
              </table:table-cell>
              <table:table-cell office:value-type="float" office:value="1.09529686100401">
                <text:p>1.095296861004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